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officeooo:paragraph-rsid="006432c5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5460a5"/>
    </style:style>
    <style:style style:name="T79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0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5"><text:placeholder text:placeholder-type="text">&lt;if test="o.comment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2"><text:span text:style-name="T49">OBSERVACIONES</text:span>: <text:span text:style-name="T44"><text:placeholder text:placeholder-type="text">&lt;o.comment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71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3">Descripción</text:p>
                </table:table-cell>
                <table:table-cell table:style-name="Tabla1.A1" office:value-type="string">
                  <text:p text:style-name="P63">Detalle</text:p>
                </table:table-cell>
                <table:table-cell table:style-name="Tabla1.A1" office:value-type="string">
                  <text:p text:style-name="P64">Alic %</text:p>
                </table:table-cell>
                <table:table-cell table:style-name="Tabla1.D1" office:value-type="string">
                  <text:p text:style-name="P64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5"><text:span text:style-name="T78">Total Otros Tributos </text:span><text:span text:style-name="T45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6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2"><text:span text:style-name="T11">SUB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7" office:value-type="string">
            <text:p text:style-name="P67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3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6"><text:text-input text:description="&lt;for each=&quot;line in o.report_tax_line_ids&quot;&gt;">For each line</text:text-input></text:p>
            <text:p text:style-name="P87"><text:text-input text:description="&lt;line.tax_id.description&gt;">IVA 21%</text:text-input></text:p>
            <text:p text:style-name="P85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4"><text:span text:style-name="T11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10" office:value-type="string">
            <text:p text:style-name="P88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9"><text:span text:style-name="T79">Son: </text:span><text:span text:style-name="T79"><text:placeholder text:placeholder-type="text">&lt;o.currency_id.name or o.company_id.currency_id.name&gt;</text:placeholder></text:span><text:span text:style-name="T79"> </text:span><text:span text:style-name="T7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referenc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5-16T07:56:52.261984725</dc:date>
    <meta:editing-duration>P2DT13H39M48S</meta:editing-duration>
    <meta:editing-cycles>423</meta:editing-cycles>
    <meta:generator>LibreOffice/5.1.6.2$Linux_X86_64 LibreOffice_project/10m0$Build-2</meta:generator>
    <meta:document-statistic meta:table-count="8" meta:image-count="0" meta:object-count="0" meta:page-count="1" meta:paragraph-count="94" meta:word-count="416" meta:character-count="2378" meta:non-whitespace-character-count="2247"/>
  </office:meta>
</office:document-meta>
</file>